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draw:fill="none" fo:min-height="0.395cm"/>
      <style:paragraph-properties style:writing-mode="lr-tb"/>
    </style:style>
    <style:style style:name="gr5" style:family="graphic" style:parent-style-name="standard">
      <style:graphic-properties draw:stroke="none" draw:fill="none" fo:min-height="0.296cm"/>
      <style:paragraph-properties style:writing-mode="lr-tb"/>
    </style:style>
    <style:style style:name="gr6" style:family="graphic" style:parent-style-name="objectwithoutfill">
      <style:graphic-properties draw:stroke="solid" draw:fill="none" draw:textarea-vertical-align="middle"/>
    </style:style>
    <style:style style:name="gr7" style:family="graphic" style:parent-style-name="standard">
      <style:graphic-properties draw:stroke="none" draw:fill="none" fo:min-height="1.073cm"/>
      <style:paragraph-properties style:writing-mode="lr-tb"/>
    </style:style>
    <style:style style:name="gr8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draw:fill="none" fo:min-height="0.789cm"/>
      <style:paragraph-properties style:writing-mode="lr-tb"/>
    </style:style>
    <style:style style:name="gr10" style:family="graphic" style:parent-style-name="standard">
      <style:graphic-properties draw:stroke="none" draw:fill="none" fo:min-height="0.396cm"/>
      <style:paragraph-properties style:writing-mode="lr-tb"/>
    </style:style>
    <style:style style:name="gr11" style:family="graphic" style:parent-style-name="standard">
      <style:graphic-properties draw:stroke="none" draw:fill="none" fo:min-height="0.475cm"/>
      <style:paragraph-properties style:writing-mode="lr-tb"/>
    </style:style>
    <style:style style:name="gr12" style:family="graphic" style:parent-style-name="standard">
      <style:graphic-properties draw:stroke="none" draw:fill="none" fo:min-height="0.319cm"/>
      <style:paragraph-properties style:writing-mode="lr-tb"/>
    </style:style>
    <style:style style:name="gr13" style:family="graphic" style:parent-style-name="standard">
      <style:graphic-properties draw:stroke="none" draw:fill="none" fo:min-height="0.476cm"/>
      <style:paragraph-properties style:writing-mode="lr-tb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objectwithoutfill">
      <style:graphic-properties draw:stroke="solid" draw:fill="none" draw:textarea-vertical-align="middle"/>
      <style:paragraph-properties style:writing-mode="lr-tb"/>
    </style:style>
    <style:style style:name="gr16" style:family="graphic" style:parent-style-name="standard">
      <style:graphic-properties draw:stroke="solid" svg:stroke-width="0.035cm" svg:stroke-color="#111111" draw:marker-start-width="0.252cm" draw:marker-end-width="0.252cm" svg:stroke-opacity="100%" draw:fill="none" draw:opacity="100%" draw:textarea-horizontal-align="justify" draw:textarea-vertical-align="middle" draw:auto-grow-height="false" fo:min-height="1.24cm" fo:min-width="8.483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131cm" fo:min-width="2.0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draw:fill="none" fo:min-height="0.36cm"/>
      <style:paragraph-properties style:writing-mode="lr-tb"/>
    </style:style>
    <style:style style:name="gr21" style:family="graphic" style:parent-style-name="standard">
      <style:graphic-properties draw:stroke="none" draw:fill="none" fo:min-height="0.371cm"/>
      <style:paragraph-properties style:writing-mode="lr-tb"/>
    </style:style>
    <style:style style:name="gr22" style:family="graphic" style:parent-style-name="standard">
      <style:graphic-properties draw:stroke="none" draw:fill="none" fo:min-height="0.385cm"/>
      <style:paragraph-properties style:writing-mode="lr-tb"/>
    </style:style>
    <style:style style:name="gr23" style:family="graphic" style:parent-style-name="standard">
      <style:graphic-properties draw:stroke="none" draw:fill="none" fo:min-height="0.06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0pt"/>
    </style:style>
    <style:style style:name="P4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5" style:family="paragraph">
      <loext:graphic-properties draw:fill="none"/>
      <style:paragraph-properties style:writing-mode="lr-tb"/>
      <style:text-properties fo:font-size="10pt"/>
    </style:style>
    <style:style style:name="P6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style:writing-mode="lr-tb"/>
      <style:text-properties fo:font-size="8pt"/>
    </style:style>
    <style:style style:name="P12" style:family="paragraph">
      <style:paragraph-properties fo:margin-top="0cm" fo:margin-bottom="0cm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</style:style>
    <style:style style:name="P1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6" style:family="paragraph">
      <loext:graphic-properties draw:fill="none" draw:opacity="100%"/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text-properties fo:font-size="8pt" style:font-size-asian="8pt" style:font-size-complex="8pt"/>
    </style:style>
    <style:style style:name="P19" style:family="paragraph">
      <loext:graphic-properties draw:fill="none" draw:fill-color="#ffffff"/>
      <style:text-properties fo:font-size="8pt" style:font-size-asian="8pt" style:font-size-complex="8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  <style:paragraph-properties fo:text-align="center"/>
      <style:text-properties fo:font-size="10pt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/>
    </style:style>
    <style:style style:name="T4" style:family="text">
      <style:text-properties fo:font-size="10pt" style:font-size-asian="9pt" style:font-size-complex="9pt"/>
    </style:style>
    <style:style style:name="T5" style:family="text">
      <style:text-properties fo:font-size="10pt" style:font-size-asian="16pt" style:font-size-complex="16pt"/>
    </style:style>
    <style:style style:name="T6" style:family="text">
      <style:text-properties fo:font-size="8pt" fo:font-style="italic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/>
    </style:style>
    <style:style style:name="T9" style:family="text">
      <style:text-properties fo:font-size="8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rmIntake1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kPhone1-1" form:control-implementation="ooo:com.sun.star.form.component.CheckBox" xml:id="control1" form:id="control1" form:label="Home" form:tab-index="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" form:id="control2" form:label="Cell" form:tab-index="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Work" form:tab-index="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Other" form:tab-index="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Do not have" form:tab-index="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6" form:id="control6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7" form:id="control7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8" form:id="control8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9" form:id="control9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0" form:id="control10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1" form:id="control11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2" form:id="control12" form:tab-index="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3" form:id="control13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MI" form:control-implementation="ooo:com.sun.star.form.component.TextField" xml:id="control14" form:id="control14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Address" form:control-implementation="ooo:com.sun.star.form.component.TextField" xml:id="control15" form:id="control15" form:tab-index="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1" form:control-implementation="ooo:com.sun.star.form.component.TextField" xml:id="control16" form:id="control16" form:tab-index="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City" form:control-implementation="ooo:com.sun.star.form.component.TextField" xml:id="control17" form:id="control17" form:tab-index="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State" form:control-implementation="ooo:com.sun.star.form.component.TextField" xml:id="control18" form:id="control18" form:tab-index="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Zip" form:control-implementation="ooo:com.sun.star.form.component.TextField" xml:id="control19" form:id="control19" form:tab-index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Phone2" form:control-implementation="ooo:com.sun.star.form.component.TextField" xml:id="control20" form:id="control20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21" form:id="control2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nteredWFC" form:control-implementation="ooo:com.sun.star.form.component.TextField" xml:id="control22" form:id="control22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EnteredCT" form:control-implementation="ooo:com.sun.star.form.component.TextField" xml:id="control23" form:id="control23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canCard" form:control-implementation="ooo:com.sun.star.form.component.TextField" xml:id="control24" form:id="control24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kPhone1-1" form:control-implementation="ooo:com.sun.star.form.component.CheckBox" xml:id="control25" form:id="control25" form:label="Home" form:tab-index="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6" form:id="control26" form:label="Cell" form:tab-index="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7" form:id="control27" form:label="Work" form:tab-index="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8" form:id="control28" form:label="Other" form:tab-index="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9" form:id="control29" form:label="Do not have" form:tab-index="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1" form:control-implementation="ooo:com.sun.star.form.component.RadioButton" xml:id="control30" form:id="control3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1" form:id="control3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2" form:id="control3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3" form:id="control3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4" form:id="control3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5" form:id="control3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6" form:id="control3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7" form:id="control37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8" form:id="control38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9" form:id="control3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0" form:id="control4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1" form:id="control4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2" form:id="control4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3" form:id="control4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4" form:id="control4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5" form:id="control4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formatted-text form:name="Numeric Field 1" form:control-implementation="ooo:com.sun.star.form.component.NumericField" xml:id="control46" form:id="control46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2" form:control-implementation="ooo:com.sun.star.form.component.NumericField" xml:id="control47" form:id="control47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Pattern Field 1" form:control-implementation="ooo:com.sun.star.form.component.PatternField" xml:id="control48" form:id="control48" form:input-required="false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radio form:name="Option Button 1" form:control-implementation="ooo:com.sun.star.form.component.RadioButton" xml:id="control49" form:id="control4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0" form:id="control5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1" form:id="control5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mail" form:control-implementation="ooo:com.sun.star.form.component.TextField" xml:id="control52" form:id="control52" form:tab-index="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SN" form:control-implementation="ooo:com.sun.star.form.component.TextField" xml:id="control53" form:id="control53" form:tab-index="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2" form:control-implementation="ooo:com.sun.star.form.component.TextField" xml:id="control54" form:id="control54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" form:control-implementation="ooo:com.sun.star.form.component.TextField" xml:id="control55" form:id="control55" form:tab-index="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56" form:id="control5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formatted-text form:name="Pattern Field 2" form:control-implementation="ooo:com.sun.star.form.component.PatternField" xml:id="control57" form:id="control57" form:input-required="false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text form:name="txtDOB" form:control-implementation="ooo:com.sun.star.form.component.TextField" xml:id="control58" form:id="control58" form:tab-index="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" form:control-implementation="ooo:com.sun.star.form.component.TextField" xml:id="control59" form:id="control59" form:tab-index="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8.535cm" svg:height="2.215cm" svg:x="11.795cm" svg:y="1.0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2" draw:text-style-name="P2" draw:layer="layout" svg:width="4.11cm" svg:height="0.953cm" svg:x="0.827cm" svg:y="1.759cm">
          <draw:text-box>
            <text:p><text:span text:style-name="T1">Intake </text:span><text:span text:style-name="T2">Form</text:span></text:p>
          </draw:text-box>
        </draw:frame>
        <draw:frame draw:style-name="gr3" draw:text-style-name="P3" draw:layer="layout" svg:width="3.478cm" svg:height="0.725cm" svg:x="0.927cm" svg:y="2.702cm">
          <draw:text-box>
            <text:p><text:span text:style-name="T3">Scan Card #:</text:span></text:p>
          </draw:text-box>
        </draw:frame>
        <draw:frame draw:style-name="gr4" draw:text-style-name="P4" draw:layer="layout" svg:width="3.794cm" svg:height="0.645cm" svg:x="5.378cm" svg:y="3.367cm">
          <draw:text-box>
            <text:p><text:span text:style-name="T4">Entered</text:span><text:span text:style-name="T5"> In WFC:</text:span></text:p>
          </draw:text-box>
        </draw:frame>
        <draw:frame draw:style-name="gr5" draw:text-style-name="P5" draw:layer="layout" svg:width="2.815cm" svg:height="0.645cm" svg:x="0.958cm" svg:y="3.367cm">
          <draw:text-box>
            <text:p><text:span text:style-name="T3">Entered in CT:</text:span></text:p>
          </draw:text-box>
        </draw:frame>
        <draw:line draw:style-name="gr6" draw:text-style-name="P1" draw:layer="layout" svg:x1="3.54cm" svg:y1="3.223cm" svg:x2="9.89cm" svg:y2="3.215cm">
          <text:p/>
        </draw:line>
        <draw:frame draw:style-name="gr7" draw:text-style-name="P6" draw:layer="layout" svg:width="20.143cm" svg:height="1.323cm" svg:x="0.797cm" svg:y="4.139cm">
          <draw:text-box>
            <text:p><text:span text:style-name="T6">The information collected in this form will be </text:span><text:span text:style-name="T6">kept confidential and will be used to help us </text:span><text:span text:style-name="T6">provide services that best meet your </text:span><text:span text:style-name="T6">employment-related needs Please note that </text:span><text:span text:style-name="T6">all fields marked with on asterisk (*) are </text:span><text:span text:style-name="T6">required; all other information con be </text:span><text:span text:style-name="T6">considered optional. We appreciate your </text:span><text:span text:style-name="T6">efforts to fill out this form as completely as </text:span><text:span text:style-name="T6">possible Thank you for your cooperation. </text:span></text:p>
          </draw:text-box>
        </draw:frame>
        <draw:line draw:style-name="gr8" draw:text-style-name="P1" draw:layer="controls" svg:x1="8.366cm" svg:y1="3.926cm" svg:x2="9.89cm" svg:y2="3.926cm">
          <text:p/>
        </draw:line>
        <draw:line draw:style-name="gr8" draw:text-style-name="P1" draw:layer="controls" svg:x1="0.998cm" svg:y1="6.212cm" svg:x2="2.522cm" svg:y2="6.212cm">
          <text:p/>
        </draw:line>
        <draw:frame draw:style-name="gr9" draw:text-style-name="P7" draw:layer="controls" svg:width="18.032cm" svg:height="1.039cm" svg:x="2.335cm" svg:y="5.632cm">
          <draw:text-box>
            <text:p><text:span text:style-name="T7"><text:s/></text:span><text:span text:style-name="T7">Please initial here if you would like </text:span><text:span text:style-name="T7">us to share this form with San </text:span><text:span text:style-name="T7">Francisco Human Services Agency </text:span><text:span text:style-name="T7">to assess</text:span></text:p>
            <text:p><text:span text:style-name="T7"/></text:p>
          </draw:text-box>
        </draw:frame>
        <draw:frame draw:style-name="gr10" draw:text-style-name="P5" draw:layer="controls" svg:width="16.021cm" svg:height="0.646cm" svg:x="0.797cm" svg:y="6.304cm">
          <draw:text-box>
            <text:p><text:span text:style-name="T7">eligibility for additional benefits and </text:span><text:span text:style-name="T7">services such as cash aid, </text:span><text:span text:style-name="T7">CalFresh, CalWORKs, and Medi-</text:span><text:span text:style-name="T7">Cal.</text:span></text:p>
          </draw:text-box>
        </draw:frame>
        <draw:line draw:style-name="gr6" draw:text-style-name="P1" draw:layer="controls" svg:x1="1cm" svg:y1="7.177cm" svg:x2="20.59cm" svg:y2="7.177cm">
          <text:p/>
        </draw:line>
        <draw:frame draw:style-name="gr11" draw:text-style-name="P9" draw:layer="controls" svg:width="4.445cm" svg:height="0.725cm" svg:x="0.8cm" svg:y="7.228cm">
          <draw:text-box>
            <text:p text:style-name="P8"><text:span text:style-name="T8">Contact Information</text:span></text:p>
          </draw:text-box>
        </draw:frame>
        <draw:frame draw:style-name="gr11" draw:text-style-name="P10" draw:layer="controls" svg:width="2.906cm" svg:height="0.725cm" svg:x="0.797cm" svg:y="14.38cm">
          <draw:text-box>
            <text:p><text:span text:style-name="T8">Text 12</text:span></text:p>
          </draw:text-box>
        </draw:frame>
        <draw:frame draw:style-name="gr4" draw:text-style-name="P5" draw:layer="controls" svg:width="2.223cm" svg:height="0.645cm" svg:x="1cm" svg:y="14.924cm">
          <draw:text-box draw:corner-radius="3.176cm">
            <text:p><text:span text:style-name="T3">Text 10</text:span></text:p>
          </draw:text-box>
        </draw:frame>
        <draw:frame draw:style-name="gr4" draw:text-style-name="P5" draw:layer="controls" svg:width="2.286cm" svg:height="0.645cm" svg:x="0.797cm" svg:y="7.839cm">
          <draw:text-box>
            <text:p><text:span text:style-name="T3">Name*</text:span></text:p>
          </draw:text-box>
        </draw:frame>
        <draw:line draw:style-name="gr6" draw:text-style-name="P1" draw:layer="controls" svg:x1="2.524cm" svg:y1="8.52cm" svg:x2="10.144cm" svg:y2="8.52cm">
          <text:p/>
        </draw:line>
        <draw:frame draw:style-name="gr12" draw:text-style-name="P11" draw:layer="controls" svg:width="1.651cm" svg:height="0.569cm" svg:x="2.27cm" svg:y="8.42cm">
          <draw:text-box>
            <text:p><text:span text:style-name="T9">Last</text:span></text:p>
          </draw:text-box>
        </draw:frame>
        <draw:frame draw:style-name="gr12" draw:text-style-name="P11" draw:layer="controls" svg:width="2.286cm" svg:height="0.569cm" svg:x="18.144cm" svg:y="8.423cm">
          <draw:text-box>
            <text:p><text:span text:style-name="T9">Middle Initial</text:span></text:p>
          </draw:text-box>
        </draw:frame>
        <draw:frame draw:style-name="gr12" draw:text-style-name="P11" draw:layer="controls" svg:width="1.651cm" svg:height="0.569cm" svg:x="10.144cm" svg:y="8.42cm">
          <draw:text-box>
            <text:p><text:span text:style-name="T9">First</text:span></text:p>
          </draw:text-box>
        </draw:frame>
        <draw:line draw:style-name="gr6" draw:text-style-name="P1" draw:layer="controls" svg:x1="10.407cm" svg:y1="8.525cm" svg:x2="18.027cm" svg:y2="8.525cm">
          <text:p/>
        </draw:line>
        <draw:line draw:style-name="gr6" draw:text-style-name="P1" draw:layer="controls" svg:x1="2.524cm" svg:y1="9.568cm" svg:x2="8.112cm" svg:y2="9.568cm">
          <text:p/>
        </draw:line>
        <draw:line draw:style-name="gr6" draw:text-style-name="P1" draw:layer="controls" svg:x1="18.399cm" svg:y1="8.525cm" svg:x2="20.558cm" svg:y2="8.525cm">
          <text:p/>
        </draw:line>
        <draw:frame draw:style-name="gr4" draw:text-style-name="P5" draw:layer="controls" svg:width="2.223cm" svg:height="0.645cm" svg:x="0.782cm" svg:y="8.855cm">
          <draw:text-box>
            <text:p text:style-name="P12"><text:span text:style-name="T3">Address*</text:span></text:p>
          </draw:text-box>
        </draw:frame>
        <draw:frame draw:style-name="gr4" draw:text-style-name="P5" draw:layer="controls" svg:width="1.27cm" svg:height="0.645cm" svg:x="8.112cm" svg:y="8.958cm">
          <draw:text-box>
            <text:p><text:span text:style-name="T3">City</text:span></text:p>
          </draw:text-box>
        </draw:frame>
        <draw:frame draw:style-name="gr4" draw:text-style-name="P5" draw:layer="controls" svg:width="1.588cm" svg:height="0.645cm" svg:x="14.652cm" svg:y="8.953cm">
          <draw:text-box>
            <text:p><text:span text:style-name="T3">State</text:span></text:p>
          </draw:text-box>
        </draw:frame>
        <draw:frame draw:style-name="gr4" draw:text-style-name="P5" draw:layer="controls" svg:width="1.27cm" svg:height="0.645cm" svg:x="17.129cm" svg:y="8.953cm">
          <draw:text-box>
            <text:p><text:span text:style-name="T3">Zip</text:span></text:p>
          </draw:text-box>
        </draw:frame>
        <draw:line draw:style-name="gr6" draw:text-style-name="P1" draw:layer="controls" svg:x1="9.128cm" svg:y1="9.568cm" svg:x2="14.716cm" svg:y2="9.568cm">
          <text:p/>
        </draw:line>
        <draw:line draw:style-name="gr6" draw:text-style-name="P1" draw:layer="controls" svg:x1="15.859cm" svg:y1="9.568cm" svg:x2="17.002cm" svg:y2="9.568cm">
          <text:p/>
        </draw:line>
        <draw:line draw:style-name="gr6" draw:text-style-name="P1" draw:layer="controls" svg:x1="4.048cm" svg:y1="10.484cm" svg:x2="10.144cm" svg:y2="10.484cm">
          <text:p/>
        </draw:line>
        <draw:line draw:style-name="gr6" draw:text-style-name="P1" draw:layer="controls" svg:x1="18.018cm" svg:y1="9.568cm" svg:x2="20.558cm" svg:y2="9.568cm">
          <text:p/>
        </draw:line>
        <draw:frame draw:style-name="gr13" draw:text-style-name="P5" draw:layer="controls" svg:width="3.408cm" svg:height="0.726cm" svg:x="0.767cm" svg:y="9.916cm">
          <draw:text-box>
            <text:p><text:span text:style-name="T3">Preferred Phone*</text:span></text:p>
          </draw:text-box>
        </draw:frame>
        <draw:control draw:style-name="gr14" draw:text-style-name="P13" draw:layer="controls" svg:width="1.897cm" svg:height="0.635cm" svg:x="10.525cm" svg:y="9.798cm" draw:control="control1"/>
        <draw:control draw:style-name="gr14" draw:text-style-name="P13" draw:layer="controls" svg:width="1.897cm" svg:height="0.635cm" svg:x="12.565cm" svg:y="9.798cm" draw:control="control2"/>
        <draw:control draw:style-name="gr14" draw:text-style-name="P13" draw:layer="controls" svg:width="1.897cm" svg:height="0.635cm" svg:x="14.323cm" svg:y="9.798cm" draw:control="control3"/>
        <draw:control draw:style-name="gr14" draw:text-style-name="P13" draw:layer="controls" svg:width="1.897cm" svg:height="0.635cm" svg:x="16.24cm" svg:y="9.798cm" draw:control="control4"/>
        <draw:control draw:style-name="gr14" draw:text-style-name="P13" draw:layer="controls" svg:width="2.413cm" svg:height="0.635cm" svg:x="18.14cm" svg:y="9.798cm" draw:control="control5"/>
        <draw:frame draw:style-name="gr4" draw:text-style-name="P5" draw:layer="controls" svg:width="3.393cm" svg:height="0.645cm" svg:x="0.782cm" svg:y="10.811cm">
          <draw:text-box>
            <text:p><text:span text:style-name="T10">Secondary </text:span><text:span text:style-name="T3">Phone</text:span></text:p>
          </draw:text-box>
        </draw:frame>
        <draw:line draw:style-name="gr15" draw:text-style-name="P1" draw:layer="controls" svg:x1="4.048cm" svg:y1="11.412cm" svg:x2="10.144cm" svg:y2="11.412cm">
          <text:p text:style-name="P14"/>
        </draw:line>
        <draw:g>
          <draw:control draw:style-name="gr14" draw:text-style-name="P13" draw:layer="controls" svg:width="1.897cm" svg:height="0.635cm" svg:x="32cm" svg:y="11.114cm" draw:control="control6"/>
          <draw:control draw:style-name="gr14" draw:text-style-name="P13" draw:layer="controls" svg:width="1.897cm" svg:height="0.635cm" svg:x="32cm" svg:y="11.114cm" draw:control="control7"/>
          <draw:control draw:style-name="gr14" draw:text-style-name="P13" draw:layer="controls" svg:width="1.897cm" svg:height="0.635cm" svg:x="32cm" svg:y="11.114cm" draw:control="control8"/>
          <draw:control draw:style-name="gr14" draw:text-style-name="P13" draw:layer="controls" svg:width="1.897cm" svg:height="0.635cm" svg:x="32cm" svg:y="11.114cm" draw:control="control9"/>
          <draw:control draw:style-name="gr14" draw:text-style-name="P13" draw:layer="controls" svg:width="2.413cm" svg:height="0.635cm" svg:x="32cm" svg:y="11.114cm" draw:control="control10"/>
        </draw:g>
        <draw:control draw:style-name="standard" draw:text-style-name="P15" draw:layer="controls" svg:width="1.524cm" svg:height="0.635cm" svg:x="1cm" svg:y="5.526cm" draw:control="control11"/>
        <draw:control draw:style-name="standard" draw:text-style-name="P15" draw:layer="controls" svg:width="7.62cm" svg:height="0.635cm" svg:x="2.524cm" svg:y="7.839cm" draw:control="control12"/>
        <draw:control draw:style-name="standard" draw:text-style-name="P15" draw:layer="controls" svg:width="7.62cm" svg:height="0.635cm" svg:x="10.398cm" svg:y="7.839cm" draw:control="control13"/>
        <draw:control draw:style-name="standard" draw:text-style-name="P15" draw:layer="controls" svg:width="2.159cm" svg:height="0.635cm" svg:x="18.399cm" svg:y="7.839cm" draw:control="control14"/>
        <draw:control draw:style-name="standard" draw:text-style-name="P15" draw:layer="controls" svg:width="5.588cm" svg:height="0.635cm" svg:x="2.524cm" svg:y="8.879cm" draw:control="control15"/>
        <draw:control draw:style-name="standard" draw:text-style-name="P15" draw:layer="controls" svg:width="6.096cm" svg:height="0.635cm" svg:x="4.048cm" svg:y="9.798cm" draw:control="control16"/>
        <draw:control draw:style-name="standard" draw:text-style-name="P15" draw:layer="controls" svg:width="5.588cm" svg:height="0.635cm" svg:x="9.128cm" svg:y="8.872cm" draw:control="control17"/>
        <draw:control draw:style-name="standard" draw:text-style-name="P15" draw:layer="controls" svg:width="1.143cm" svg:height="0.635cm" svg:x="15.859cm" svg:y="8.879cm" draw:control="control18"/>
        <draw:control draw:style-name="standard" draw:text-style-name="P15" draw:layer="controls" svg:width="2.54cm" svg:height="0.635cm" svg:x="18.018cm" svg:y="8.879cm" draw:control="control19"/>
        <draw:control draw:style-name="standard" draw:text-style-name="P15" draw:layer="controls" svg:width="6.096cm" svg:height="0.635cm" svg:x="4.048cm" svg:y="10.714cm" draw:control="control20"/>
        <draw:line draw:style-name="gr6" draw:text-style-name="P1" draw:layer="layout" svg:x1="13.242cm" svg:y1="16.967cm" svg:x2="19.219cm" svg:y2="16.967cm">
          <text:p/>
        </draw:line>
        <draw:control draw:style-name="gr14" draw:text-style-name="P13" draw:layer="controls" svg:width="1.604cm" svg:height="0.317cm" svg:x="1.635cm" svg:y="15.505cm" draw:control="control21"/>
        <draw:custom-shape draw:style-name="gr16" draw:text-style-name="P16" draw:layer="layout" svg:width="9.017cm" svg:height="1.524cm" svg:x="1.017cm" svg:y="2.605cm">
          <text:p text:style-name="P14"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54cm" svg:height="0.381cm" svg:x="4.175cm" svg:y="2.351cm">
          <text:p/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2.555cm" svg:height="0.569cm" svg:x="4.16cm" svg:y="2.287cm">
          <draw:text-box>
            <text:p text:style-name="P18"><text:span text:style-name="T11">Admin Use Only</text:span></text:p>
          </draw:text-box>
        </draw:frame>
        <draw:control draw:style-name="standard" draw:text-style-name="P15" draw:layer="controls" svg:width="1.524cm" svg:height="0.381cm" svg:x="8.366cm" svg:y="3.494cm" draw:control="control22"/>
        <draw:line draw:style-name="gr8" draw:text-style-name="P1" draw:layer="controls" svg:x1="3.54cm" svg:y1="3.926cm" svg:x2="5.064cm" svg:y2="3.926cm">
          <text:p/>
        </draw:line>
        <draw:control draw:style-name="standard" draw:text-style-name="P15" draw:layer="controls" svg:width="1.524cm" svg:height="0.381cm" svg:x="3.54cm" svg:y="3.494cm" draw:control="control23"/>
        <draw:control draw:style-name="standard" draw:text-style-name="P15" draw:layer="controls" svg:width="6.35cm" svg:height="0.381cm" svg:x="3.54cm" svg:y="2.783cm" draw:control="control24"/>
        <draw:frame draw:style-name="gr19" draw:text-style-name="P20" draw:layer="controls" svg:width="0.502cm" svg:height="0.725cm" svg:x="9.255cm" svg:y="11.095cm">
          <draw:text-box>
            <text:p/>
          </draw:text-box>
        </draw:frame>
        <draw:control draw:style-name="gr14" draw:text-style-name="P13" draw:layer="controls" svg:width="1.897cm" svg:height="0.635cm" svg:x="10.525cm" svg:y="10.714cm" draw:control="control25"/>
        <draw:control draw:style-name="gr14" draw:text-style-name="P13" draw:layer="controls" svg:width="1.897cm" svg:height="0.635cm" svg:x="12.565cm" svg:y="10.714cm" draw:control="control26"/>
        <draw:control draw:style-name="gr14" draw:text-style-name="P13" draw:layer="controls" svg:width="1.897cm" svg:height="0.635cm" svg:x="14.323cm" svg:y="10.714cm" draw:control="control27"/>
        <draw:control draw:style-name="gr14" draw:text-style-name="P13" draw:layer="controls" svg:width="1.897cm" svg:height="0.635cm" svg:x="16.24cm" svg:y="10.714cm" draw:control="control28"/>
        <draw:control draw:style-name="gr14" draw:text-style-name="P13" draw:layer="controls" svg:width="2.413cm" svg:height="0.635cm" svg:x="18.14cm" svg:y="10.714cm" draw:control="control29"/>
        <draw:line draw:style-name="gr6" draw:text-style-name="P21" draw:layer="controls" svg:x1="0.977cm" svg:y1="14.37cm" svg:x2="20.567cm" svg:y2="14.37cm">
          <text:p/>
        </draw:line>
        <draw:frame draw:style-name="gr4" draw:text-style-name="P5" draw:layer="controls" svg:width="2.223cm" svg:height="0.645cm" svg:x="10.948cm" svg:y="14.696cm">
          <draw:text-box draw:corner-radius="3.176cm">
            <text:p><text:span text:style-name="T3">Text 10</text:span></text:p>
          </draw:text-box>
        </draw:frame>
        <draw:frame draw:style-name="gr4" draw:text-style-name="P5" draw:layer="controls" svg:width="2.223cm" svg:height="0.645cm" svg:x="1.017cm" svg:y="16.745cm">
          <draw:text-box draw:corner-radius="3.176cm">
            <text:p><text:span text:style-name="T3">Text 10</text:span></text:p>
          </draw:text-box>
        </draw:frame>
        <draw:control draw:style-name="gr14" draw:text-style-name="P13" draw:layer="controls" svg:width="1.604cm" svg:height="0.317cm" svg:x="1.635cm" svg:y="15.94cm" draw:control="control30"/>
        <draw:control draw:style-name="gr14" draw:text-style-name="P13" draw:layer="controls" svg:width="1.604cm" svg:height="0.317cm" svg:x="1.635cm" svg:y="16.375cm" draw:control="control31"/>
        <draw:control draw:style-name="gr14" draw:text-style-name="P13" draw:layer="controls" svg:width="1.604cm" svg:height="0.317cm" svg:x="1.635cm" svg:y="17.293cm" draw:control="control32"/>
        <draw:control draw:style-name="gr14" draw:text-style-name="P13" draw:layer="controls" svg:width="1.604cm" svg:height="0.317cm" svg:x="1.635cm" svg:y="17.728cm" draw:control="control33"/>
        <draw:control draw:style-name="gr14" draw:text-style-name="P13" draw:layer="controls" svg:width="1.604cm" svg:height="0.317cm" svg:x="1.635cm" svg:y="18.163cm" draw:control="control34"/>
        <draw:line draw:style-name="gr6" draw:text-style-name="P1" draw:layer="controls" svg:x1="0.977cm" svg:y1="18.67cm" svg:x2="20.567cm" svg:y2="18.67cm">
          <text:p/>
        </draw:line>
        <draw:line draw:style-name="gr6" draw:text-style-name="P1" draw:layer="controls" svg:x1="0.977cm" svg:y1="21.47cm" svg:x2="20.567cm" svg:y2="21.47cm">
          <text:p/>
        </draw:line>
        <draw:frame draw:style-name="gr4" draw:text-style-name="P5" draw:layer="controls" svg:width="2.223cm" svg:height="0.645cm" svg:x="1cm" svg:y="18.617cm">
          <draw:text-box draw:corner-radius="3.176cm">
            <text:p><text:span text:style-name="T3">Text 10</text:span></text:p>
          </draw:text-box>
        </draw:frame>
        <draw:control draw:style-name="gr14" draw:text-style-name="P13" draw:layer="controls" svg:width="1.604cm" svg:height="0.317cm" svg:x="1.635cm" svg:y="19.198cm" draw:control="control35"/>
        <draw:control draw:style-name="gr14" draw:text-style-name="P13" draw:layer="controls" svg:width="1.604cm" svg:height="0.317cm" svg:x="1.635cm" svg:y="19.633cm" draw:control="control36"/>
        <draw:control draw:style-name="gr14" draw:text-style-name="P13" draw:layer="controls" svg:width="1.604cm" svg:height="0.317cm" svg:x="1.635cm" svg:y="20.068cm" draw:control="control37"/>
        <draw:control draw:style-name="gr14" draw:text-style-name="P13" draw:layer="controls" svg:width="1.604cm" svg:height="0.317cm" svg:x="1.635cm" svg:y="20.538cm" draw:control="control38"/>
        <draw:control draw:style-name="gr14" draw:text-style-name="P13" draw:layer="controls" svg:width="1.604cm" svg:height="0.317cm" svg:x="1.635cm" svg:y="20.973cm" draw:control="control39"/>
        <draw:frame draw:style-name="gr4" draw:text-style-name="P5" draw:layer="controls" svg:width="2.223cm" svg:height="0.645cm" svg:x="1cm" svg:y="21.474cm">
          <draw:text-box draw:corner-radius="3.176cm">
            <text:p><text:span text:style-name="T3">Text 10</text:span></text:p>
          </draw:text-box>
        </draw:frame>
        <draw:control draw:style-name="gr14" draw:text-style-name="P13" draw:layer="controls" svg:width="1.604cm" svg:height="0.317cm" svg:x="1.635cm" svg:y="22.055cm" draw:control="control40"/>
        <draw:control draw:style-name="gr14" draw:text-style-name="P13" draw:layer="controls" svg:width="1.604cm" svg:height="0.317cm" svg:x="1.635cm" svg:y="22.49cm" draw:control="control41"/>
        <draw:control draw:style-name="gr14" draw:text-style-name="P13" draw:layer="controls" svg:width="1.604cm" svg:height="0.317cm" svg:x="1.635cm" svg:y="22.925cm" draw:control="control42"/>
        <draw:frame draw:style-name="gr4" draw:text-style-name="P5" draw:layer="controls" svg:width="2.223cm" svg:height="0.645cm" svg:x="0.999cm" svg:y="23.55cm">
          <draw:text-box draw:corner-radius="3.176cm">
            <text:p><text:span text:style-name="T3">Text 10</text:span></text:p>
          </draw:text-box>
        </draw:frame>
        <draw:control draw:style-name="gr14" draw:text-style-name="P13" draw:layer="controls" svg:width="1.604cm" svg:height="0.317cm" svg:x="1.317cm" svg:y="25.465cm" draw:control="control43"/>
        <draw:control draw:style-name="gr14" draw:text-style-name="P13" draw:layer="controls" svg:width="1.604cm" svg:height="0.317cm" svg:x="1.317cm" svg:y="26.323cm" draw:control="control44"/>
        <draw:control draw:style-name="gr14" draw:text-style-name="P13" draw:layer="controls" svg:width="1.604cm" svg:height="0.317cm" svg:x="1.317cm" svg:y="25.882cm" draw:control="control45"/>
        <draw:line draw:style-name="gr6" draw:text-style-name="P1" draw:layer="controls" svg:x1="0.977cm" svg:y1="23.47cm" svg:x2="20.567cm" svg:y2="23.47cm">
          <text:p/>
        </draw:line>
        <draw:control draw:style-name="standard" draw:text-style-name="P13" draw:layer="controls" svg:width="2.857cm" svg:height="0.635cm" svg:x="7.35cm" svg:y="24.83cm" draw:control="control46"/>
        <draw:control draw:style-name="standard" draw:text-style-name="P13" draw:layer="controls" svg:width="2.858cm" svg:height="1.27cm" svg:x="12.112cm" svg:y="24.83cm" draw:control="control47"/>
        <draw:control draw:style-name="standard" draw:text-style-name="P13" draw:layer="controls" svg:width="1.587cm" svg:height="0.952cm" svg:x="11.795cm" svg:y="24.195cm" draw:control="control48"/>
        <draw:frame draw:style-name="gr18" draw:text-style-name="P20" draw:layer="controls" svg:width="2.983cm" svg:height="0.725cm" svg:x="15.558cm" svg:y="24.195cm">
          <draw:text-box>
            <text:p>Need 8 lines </text:p>
          </draw:text-box>
        </draw:frame>
        <draw:control draw:style-name="gr14" draw:text-style-name="P13" draw:layer="controls" svg:width="1.604cm" svg:height="0.317cm" svg:x="1.513cm" svg:y="24.167cm" draw:control="control49"/>
        <draw:control draw:style-name="gr14" draw:text-style-name="P13" draw:layer="controls" svg:width="1.604cm" svg:height="0.317cm" svg:x="1.513cm" svg:y="24.602cm" draw:control="control50"/>
        <draw:control draw:style-name="gr14" draw:text-style-name="P13" draw:layer="controls" svg:width="1.604cm" svg:height="0.317cm" svg:x="1.513cm" svg:y="25.037cm" draw:control="control51"/>
        <draw:frame draw:style-name="gr4" draw:text-style-name="P5" draw:layer="controls" svg:width="3.393cm" svg:height="0.645cm" svg:x="0.78cm" svg:y="11.709cm">
          <draw:text-box>
            <text:p><text:span text:style-name="T3">Email Address*</text:span></text:p>
          </draw:text-box>
        </draw:frame>
        <draw:line draw:style-name="gr15" draw:text-style-name="P1" draw:layer="controls" svg:x1="4.046cm" svg:y1="12.301cm" svg:x2="20.59cm" svg:y2="12.3cm">
          <text:p/>
        </draw:line>
        <draw:control draw:style-name="standard" draw:text-style-name="P15" draw:layer="controls" svg:width="16.544cm" svg:height="0.635cm" svg:x="4.046cm" svg:y="11.612cm" draw:control="control52"/>
        <draw:frame draw:style-name="gr20" draw:text-style-name="P5" draw:layer="controls" svg:width="4.347cm" svg:height="0.645cm" svg:x="0.78cm" svg:y="12.455cm">
          <draw:text-box>
            <text:p><text:span text:style-name="T10">Social Security Number*</text:span></text:p>
          </draw:text-box>
        </draw:frame>
        <draw:line draw:style-name="gr15" draw:text-style-name="P1" draw:layer="controls" svg:x1="4.946cm" svg:y1="13.11cm" svg:x2="12.431cm" svg:y2="13.11cm">
          <text:p/>
        </draw:line>
        <draw:control draw:style-name="standard" draw:text-style-name="P15" draw:layer="controls" svg:width="7.484cm" svg:height="0.635cm" svg:x="4.946cm" svg:y="12.458cm" draw:control="control53"/>
        <draw:frame draw:style-name="gr4" draw:text-style-name="P5" draw:layer="controls" svg:width="3.393cm" svg:height="0.645cm" svg:x="1.635cm" svg:y="13.997cm">
          <draw:text-box>
            <text:p><text:span text:style-name="T10">Secondary </text:span><text:span text:style-name="T3">Phone</text:span></text:p>
          </draw:text-box>
        </draw:frame>
        <draw:line draw:style-name="gr15" draw:text-style-name="P1" draw:layer="controls" svg:x1="4.901cm" svg:y1="14.398cm" svg:x2="10.997cm" svg:y2="14.398cm">
          <text:p/>
        </draw:line>
        <draw:control draw:style-name="standard" draw:text-style-name="P15" draw:layer="controls" svg:width="6.096cm" svg:height="0.635cm" svg:x="4.901cm" svg:y="13.7cm" draw:control="control54"/>
        <draw:frame draw:style-name="gr21" draw:text-style-name="P5" draw:layer="controls" svg:width="2.175cm" svg:height="0.645cm" svg:x="12.825cm" svg:y="12.444cm">
          <draw:text-box>
            <text:p><text:span text:style-name="T3">Birthdate*</text:span></text:p>
          </draw:text-box>
        </draw:frame>
        <draw:line draw:style-name="gr15" draw:text-style-name="P1" draw:layer="controls" svg:x1="14.69cm" svg:y1="13.105cm" svg:x2="16.441cm" svg:y2="13.105cm">
          <text:p/>
        </draw:line>
        <draw:control draw:style-name="standard" draw:text-style-name="P15" draw:layer="controls" svg:width="1.749cm" svg:height="0.635cm" svg:x="14.691cm" svg:y="12.447cm" draw:control="control55"/>
        <draw:control draw:style-name="gr14" draw:text-style-name="P13" draw:layer="controls" svg:width="1.604cm" svg:height="0.317cm" svg:x="1.317cm" svg:y="26.724cm" draw:control="control56"/>
        <draw:frame draw:style-name="gr12" draw:text-style-name="P11" draw:layer="controls" svg:width="1.333cm" svg:height="0.569cm" svg:x="14.889cm" svg:y="12.982cm">
          <draw:text-box>
            <text:p><text:span text:style-name="T9">(MM)</text:span></text:p>
          </draw:text-box>
        </draw:frame>
        <draw:frame draw:style-name="gr22" draw:text-style-name="P11" draw:layer="controls" svg:width="1.333cm" svg:height="0.635cm" svg:x="17.059cm" svg:y="13cm">
          <draw:text-box>
            <text:p><text:span text:style-name="T9">(DD)</text:span></text:p>
          </draw:text-box>
        </draw:frame>
        <draw:frame draw:style-name="gr12" draw:text-style-name="P11" draw:layer="controls" svg:width="1.651cm" svg:height="0.569cm" svg:x="18.946cm" svg:y="12.982cm">
          <draw:text-box>
            <text:p><text:span text:style-name="T9">(YYYY)</text:span></text:p>
          </draw:text-box>
        </draw:frame>
        <draw:control draw:style-name="standard" draw:text-style-name="P13" draw:layer="controls" svg:width="0.953cm" svg:height="0.635cm" svg:x="12.747cm" svg:y="13.7cm" draw:control="control57"/>
        <draw:frame draw:style-name="gr23" draw:text-style-name="P5" draw:layer="controls" svg:width="0.318cm" svg:height="0.645cm" svg:x="16.534cm" svg:y="12.452cm">
          <draw:text-box draw:corner-radius="3.176cm">
            <text:p><text:span text:style-name="T3">/</text:span></text:p>
          </draw:text-box>
        </draw:frame>
        <draw:frame draw:style-name="gr23" draw:text-style-name="P5" draw:layer="controls" svg:width="0.318cm" svg:height="0.645cm" svg:x="18.605cm" svg:y="12.452cm">
          <draw:text-box draw:corner-radius="3.176cm">
            <text:p><text:span text:style-name="T3">/</text:span></text:p>
          </draw:text-box>
        </draw:frame>
        <draw:control draw:style-name="standard" draw:text-style-name="P15" draw:layer="controls" svg:width="1.749cm" svg:height="0.635cm" svg:x="16.796cm" svg:y="12.43cm" draw:control="control58"/>
        <draw:control draw:style-name="standard" draw:text-style-name="P15" draw:layer="controls" svg:width="1.748cm" svg:height="0.635cm" svg:x="18.88cm" svg:y="12.43cm" draw:control="control59"/>
        <draw:line draw:style-name="gr15" draw:text-style-name="P1" draw:layer="controls" svg:x1="18.891cm" svg:y1="13.105cm" svg:x2="20.642cm" svg:y2="13.105cm">
          <text:p/>
        </draw:line>
        <draw:line draw:style-name="gr15" draw:text-style-name="P1" draw:layer="controls" svg:x1="16.792cm" svg:y1="13.105cm" svg:x2="18.543cm" svg:y2="13.10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21:56:13.570935929</dc:date>
    <meta:editing-duration>PT6H59M21S</meta:editing-duration>
    <meta:editing-cycles>101</meta:editing-cycles>
    <meta:document-statistic meta:object-count="125"/>
  </office:meta>
</office:document-meta>
</file>